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900000041AB8973366A087AFC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93cm, 3.38cm, 2.248cm, 2.949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25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8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1.392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05cm" fo:min-width="1.992cm"/>
    </style:style>
    <style:style style:name="gr6" style:family="graphic" style:parent-style-name="objectwithoutfill">
      <style:graphic-properties svg:stroke-width="0.08cm" svg:stroke-color="#808080" draw:marker-start-width="0.32cm" draw:marker-end="Arrowheads_20_1" draw:marker-end-width="0.32cm" draw:fill="solid" draw:fill-color="#999999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131cm" fo:min-width="3.681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05cm" fo:min-width="0.954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35cm"/>
      <style:paragraph-properties style:writing-mode="lr-tb"/>
    </style:style>
    <style:style style:name="gr10" style:family="graphic" style:parent-style-name="objectwithoutfill">
      <style:graphic-properties svg:stroke-width="0.08cm" svg:stroke-color="#808080" draw:marker-start="" draw:marker-start-width="0.32cm" draw:marker-end="" draw:marker-end-width="0.32cm" draw:fill="solid" draw:fill-color="#999999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Bitstream Vera Sans" fo:font-size="7pt" fo:font-weight="bold" style:font-size-asian="7pt" style:font-size-complex="7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 draw:fill-color="#999999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dddddd" style:font-name="Bitstream Vera Sans" fo:font-size="12pt" fo:font-weight="bold" fo:background-color="transparent" style:font-size-asian="18pt" style:font-weight-asian="bold" style:font-size-complex="18pt" style:font-weight-complex="bold"/>
    </style:style>
    <style:style style:name="T1" style:family="text">
      <style:text-properties style:font-name="Bitstream Vera Sans" fo:font-size="5.40000009536743pt" fo:font-weight="bold" style:font-size-asian="5.40000009536743pt" style:font-size-complex="5.40000009536743pt"/>
    </style:style>
    <style:style style:name="T2" style:family="text">
      <style:text-properties style:font-name="Bitstream Vera Sans" fo:font-size="6pt" fo:font-weight="bold" style:font-size-asian="6pt" style:font-size-complex="6pt"/>
    </style:style>
    <style:style style:name="T3" style:family="text">
      <style:text-properties fo:color="#dddddd" style:font-name="Bitstream Vera Sans" fo:font-size="7pt" fo:font-weight="bold" fo:background-color="transparent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BackgroundGamepad" svg:width="16.799cm" svg:height="7.199cm" svg:x="2.397cm" svg:y="10.372cm">
          <draw:image xlink:href="Pictures/10000201000006900000041AB8973366A087AFCF.png" xlink:type="simple" xlink:show="embed" xlink:actuate="onLoad" loext:mime-type="image/png">
            <text:p/>
          </draw:image>
        </draw:frame>
        <draw:frame draw:style-name="gr2" draw:text-style-name="P3" draw:layer="ControlIDs1" svg:width="1.8cm" svg:height="0.5cm" svg:x="2.633cm" svg:y="12.397cm">
          <draw:text-box>
            <text:p text:style-name="P2"><text:span text:style-name="T1">A</text:span><text:span text:style-name="T2">xis 5</text:span></text:p>
          </draw:text-box>
        </draw:frame>
        <draw:custom-shape draw:style-name="gr3" draw:text-style-name="P4" draw:layer="GamepadMasks" svg:width="1.3cm" svg:height="0.4cm" svg:x="2.4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GamepadMasks" svg:width="1.892cm" svg:height="0.223cm" svg:x="16.208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08cm" svg:y="1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08cm" svg:y="11.6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06cm" svg:y="12.0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06cm" svg:y="12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13cm" svg:y="12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27cm" svg:y="13.1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24cm" svg:y="13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12cm" svg:y="13.8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12cm" svg:y="14.1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19cm" svg:y="14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39cm" svg:y="14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34cm" svg:y="15.2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38cm" svg:y="15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57cm" svg:y="15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87cm" svg:y="16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GamepadMasks" svg:width="2.492cm" svg:height="0.3cm" svg:x="16.151cm" svg:y="16.7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GamepadMasks" svg:x1="5.869cm" svg:y1="12.844cm" svg:x2="5.887cm" svg:y2="13.445cm">
          <text:p/>
        </draw:line>
        <draw:path draw:style-name="gr7" draw:text-style-name="P4" draw:layer="GamepadMasks" svg:width="4.18cm" svg:height="0.382cm" svg:x="14.534cm" svg:y="17.043cm" svg:viewBox="0 0 4181 383" svg:d="M0 381v-381h4181v381zM1 383v-381h1539v381z">
          <text:p/>
        </draw:path>
        <draw:path draw:style-name="gr7" draw:text-style-name="P4" draw:layer="GamepadMasks" svg:width="4.18cm" svg:height="0.382cm" svg:x="14.54cm" svg:y="16.675cm" svg:viewBox="0 0 4181 383" svg:d="M0 381v-381h4181v381zM1 383v-381h1539v381z">
          <text:p/>
        </draw:path>
        <draw:custom-shape draw:style-name="gr8" draw:text-style-name="P4" draw:layer="GamepadMasks" svg:width="1.454cm" svg:height="0.3cm" svg:x="14.583cm" svg:y="1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GamepadMasks" svg:width="1.8cm" svg:height="0.5cm" svg:x="14.419cm" svg:y="16.631cm">
          <draw:text-box>
            <text:p text:style-name="P2"><text:span text:style-name="T1">Axis 4</text:span></text:p>
          </draw:text-box>
        </draw:frame>
        <draw:frame draw:style-name="gr2" draw:text-style-name="P3" draw:layer="GamepadMasks" svg:width="1.8cm" svg:height="0.5cm" svg:x="14.407cm" svg:y="17.006cm">
          <draw:text-box>
            <text:p text:style-name="P2"><text:span text:style-name="T1">Axis 5</text:span></text:p>
          </draw:text-box>
        </draw:frame>
        <draw:frame draw:style-name="gr2" draw:text-style-name="P3" draw:layer="ControlIDs1" svg:width="1.8cm" svg:height="0.5cm" svg:x="2.269cm" svg:y="13.629cm">
          <draw:text-box>
            <text:p text:style-name="P2"><text:span text:style-name="T2">Axis 4</text:span></text:p>
          </draw:text-box>
        </draw:frame>
        <draw:frame draw:style-name="gr9" draw:text-style-name="P6" draw:layer="ControlIDs1" svg:width="1.7cm" svg:height="0.6cm" svg:x="4.987cm" svg:y="13.581cm">
          <draw:text-box>
            <text:p text:style-name="P2"><text:span text:style-name="T3">+ <text:s text:c="8"/>-</text:span></text:p>
          </draw:text-box>
        </draw:frame>
        <draw:frame draw:style-name="gr9" draw:text-style-name="P6" draw:layer="ControlIDs1" svg:width="1.7cm" svg:height="0.6cm" svg:x="6.213cm" svg:y="15cm">
          <draw:text-box>
            <text:p text:style-name="P2"><text:span text:style-name="T3">+ <text:s text:c="5"/>-</text:span></text:p>
          </draw:text-box>
        </draw:frame>
        <draw:frame draw:style-name="gr9" draw:text-style-name="P6" draw:layer="ControlIDs1" svg:width="1.7cm" svg:height="0.6cm" svg:x="8.699cm" svg:y="15.012cm">
          <draw:text-box>
            <text:p text:style-name="P2"><text:span text:style-name="T3">+ <text:s text:c="5"/>-</text:span></text:p>
          </draw:text-box>
        </draw:frame>
        <draw:line draw:style-name="gr10" draw:text-style-name="P5" draw:layer="GamepadMasks" svg:x1="5.881cm" svg:y1="12.868cm" svg:x2="3.656cm" svg:y2="12.88cm">
          <text:p/>
        </draw:line>
        <draw:line draw:style-name="gr6" draw:text-style-name="P5" draw:layer="GamepadMasks" svg:x1="5.869cm" svg:y1="14.877cm" svg:x2="5.869cm" svg:y2="14.324cm">
          <text:p/>
        </draw:line>
        <draw:line draw:style-name="gr10" draw:text-style-name="P5" draw:layer="GamepadMasks" svg:x1="5.893cm" svg:y1="14.864cm" svg:x2="4.69cm" svg:y2="14.876cm">
          <text:p/>
        </draw:line>
        <draw:line draw:style-name="gr10" draw:text-style-name="P5" draw:layer="GamepadMasks" svg:x1="4.702cm" svg:y1="14.876cm" svg:x2="4.69cm" svg:y2="12.90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BackgroundImage</svg:title>
        <svg:desc>Just the original gamepad image.</svg:desc>
      </draw:layer>
      <draw:layer draw:name="background"/>
      <draw:layer draw:name="backgroundobjects"/>
      <draw:layer draw:name="controls"/>
      <draw:layer draw:name="measurelines"/>
      <draw:layer draw:name="ControlIDs1">
        <svg:title>Gamepad Control Identification Set 1</svg:title>
      </draw:layer>
      <draw:layer draw:name="GamepadMasks">
        <svg:title>Gamepad Masks</svg:title>
      </draw:layer>
      <draw:layer draw:name="BackgroundGamepad" draw:protected="true">
        <svg:title>Original Gamepad</svg:title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5T06:53:18.852893664</dc:date>
    <meta:editing-duration>PT6M50S</meta:editing-duration>
    <meta:editing-cycles>2</meta:editing-cycles>
    <meta:generator>LibreOffice/6.4.7.2$Linux_X86_64 LibreOffice_project/40$Build-2</meta:generator>
    <meta:print-date>2021-05-15T07:14:53.152503273</meta:print-date>
    <meta:document-statistic meta:object-count="34"/>
  </office:meta>
</office:document-meta>
</file>